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7.65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67.95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128.75pt"/>
    </style:style>
    <style:style style:name="co6" style:family="table-column">
      <style:table-column-properties fo:break-before="auto" style:column-width="179.89pt"/>
    </style:style>
    <style:style style:name="co7" style:family="table-column">
      <style:table-column-properties fo:break-before="auto" style:column-width="193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 (without load)</text:p>
          </table:table-cell>
          <table:table-cell table:style-name="ce1" office:value-type="string" calcext:value-type="string">
            <text:p>Test Accuracy (with load)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Multilayer Perceptr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LP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025" calcext:value-type="float">
            <text:p>0.80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ur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rNet 32-64-128_128_64_32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8375" calcext:value-type="float">
            <text:p>0.8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rNet_32-64-128_128_64_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201" calcext:value-type="float">
            <text:p>0.9201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375" calcext:value-type="float">
            <text:p>0.9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1">OurNet_32-64-128_max3_128_max3_64_max3_</text:span>_256_256_25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425" calcext:value-type="float">
            <text:p>0.9425</text:p>
          </table:table-cell>
          <table:table-cell table:number-columns-repeated="1018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20:05: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9T20:11:44.196000000</dc:date>
    <meta:editing-duration>PT30M14S</meta:editing-duration>
    <meta:editing-cycles>10</meta:editing-cycles>
    <meta:document-statistic meta:table-count="1" meta:cell-count="33" meta:object-count="0"/>
  </office:meta>
</office:document-meta>
</file>